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74.5pt" svg:y="173.03pt">
            <draw:object draw:notify-on-update-of-ranges="Sheet1.D8:Sheet1.D8 Sheet1.E8:Sheet1.J8 Sheet1.D9:Sheet1.D9 Sheet1.E9:Sheet1.J9 Sheet1.D10:Sheet1.D10 Sheet1.E10:Sheet1.J10 Sheet1.D11:Sheet1.D11 Sheet1.E11:Sheet1.J11 Sheet1.D12:Sheet1.D12 Sheet1.E12:Sheet1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merk</text:p>
          </table:table-cell>
          <table:table-cell table:style-name="ce1" office:value-type="string" calcext:value-type="string">
            <text:p>januari</text:p>
          </table:table-cell>
          <table:table-cell table:style-name="ce1" office:value-type="string" calcext:value-type="string">
            <text:p>februari</text:p>
          </table:table-cell>
          <table:table-cell table:style-name="ce1" office:value-type="string" calcext:value-type="string">
            <text:p>maret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ei</text:p>
          </table:table-cell>
          <table:table-cell table:style-name="ce1" office:value-type="string" calcext:value-type="string">
            <text:p>juni</text:p>
          </table:table-cell>
          <table:table-cell table:style-name="ce1" office:value-type="string" calcext:value-type="string">
            <text:p>sub total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SUM([.E8:.J8])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su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E9:.J9])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nov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E10:.J10])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SUM([.E11:.J11])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e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E12:.J12])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4" office:value-type="string" calcext:value-type="string">
            <text:p>Total</text:p>
          </table:table-cell>
          <table:table-cell table:style-name="ce1" table:formula="of:=SUM([.E8:.E12])" office:value-type="float" office:value="32" calcext:value-type="float">
            <text:p>32</text:p>
          </table:table-cell>
          <table:table-cell table:style-name="ce1" table:formula="of:=SUM([.F8:.F12])" office:value-type="float" office:value="30" calcext:value-type="float">
            <text:p>30</text:p>
          </table:table-cell>
          <table:table-cell table:style-name="ce1" table:formula="of:=SUM([.G8:.G12])" office:value-type="float" office:value="26" calcext:value-type="float">
            <text:p>26</text:p>
          </table:table-cell>
          <table:table-cell table:style-name="ce1" table:formula="of:=SUM([.H8:.H12])" office:value-type="float" office:value="14" calcext:value-type="float">
            <text:p>14</text:p>
          </table:table-cell>
          <table:table-cell table:style-name="ce1" table:formula="of:=SUM([.I8:.I12])" office:value-type="float" office:value="19" calcext:value-type="float">
            <text:p>19</text:p>
          </table:table-cell>
          <table:table-cell table:style-name="ce1" table:formula="of:=SUM([.J8:.J12])" office:value-type="float" office:value="37" calcext:value-type="float">
            <text:p>37</text:p>
          </table:table-cell>
          <table:table-cell table:style-name="ce1" table:formula="of:=SUM([.K8:.K12])" office:value-type="float" office:value="158" calcext:value-type="float">
            <text:p>158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office:value-type="string" calcext:value-type="string">
            <text:p>Oke Udah diterim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10:17:41.554383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31:23.443753677</meta:creation-date>
    <dc:date>2018-10-12T10:17:51.346771633</dc:date>
    <meta:editing-duration>PT54S</meta:editing-duration>
    <meta:editing-cycles>2</meta:editing-cycles>
    <meta:generator>LibreOffice/5.4.7.2$Linux_X86_64 LibreOffice_project/c838ef25c16710f8838b1faec480ebba495259d0</meta:generator>
    <meta:document-statistic meta:table-count="1" meta:cell-count="6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205cm" style:legend-expansion="high" chart:style-name="ch2"/>
        <chart:plot-area chart:style-name="ch3" table:cell-range-address="Sheet1.D8:Sheet1.J12" chart:data-source-has-labels="column" svg:x="0.32cm" svg:y="0.18cm" svg:width="13.494cm" svg:height="8.64cm">
          <chartooo:coordinate-region svg:x="0.941cm" svg:y="0.379cm" svg:width="12.8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J8" chart:label-cell-address="Sheet1.D8:Sheet1.D8" chart:class="chart:bar">
            <chart:data-point chart:repeated="6"/>
          </chart:series>
          <chart:series chart:style-name="ch8" chart:values-cell-range-address="Sheet1.E9:Sheet1.J9" chart:label-cell-address="Sheet1.D9:Sheet1.D9" chart:class="chart:bar">
            <chart:data-point chart:repeated="6"/>
          </chart:series>
          <chart:series chart:style-name="ch9" chart:values-cell-range-address="Sheet1.E10:Sheet1.J10" chart:label-cell-address="Sheet1.D10:Sheet1.D10" chart:class="chart:bar">
            <chart:data-point chart:repeated="6"/>
          </chart:series>
          <chart:series chart:style-name="ch10" chart:values-cell-range-address="Sheet1.E11:Sheet1.J11" chart:label-cell-address="Sheet1.D11:Sheet1.D11" chart:class="chart:bar">
            <chart:data-point chart:repeated="6"/>
          </chart:series>
          <chart:series chart:style-name="ch11" chart:values-cell-range-address="Sheet1.E12:Sheet1.J12" chart:label-cell-address="Sheet1.D12:Sheet1.D1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Acer</text:p>
                <draw:g>
                  <svg:desc>Sheet1.D8:Sheet1.D8</svg:desc>
                </draw:g>
              </table:table-cell>
              <table:table-cell office:value-type="float" office:value="10">
                <text:p>10</text:p>
                <draw:g>
                  <svg:desc>Sheet1.E8:Sheet1.J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sus</text:p>
                <draw:g>
                  <svg:desc>Sheet1.D9:Sheet1.D9</svg:desc>
                </draw:g>
              </table:table-cell>
              <table:table-cell office:value-type="float" office:value="9">
                <text:p>9</text:p>
                <draw:g>
                  <svg:desc>Sheet1.E9:Sheet1.J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enovo</text:p>
                <draw:g>
                  <svg:desc>Sheet1.D10:Sheet1.D10</svg:desc>
                </draw:g>
              </table:table-cell>
              <table:table-cell office:value-type="float" office:value="7">
                <text:p>7</text:p>
                <draw:g>
                  <svg:desc>Sheet1.E10:Sheet1.J1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  <draw:g>
                  <svg:desc>Sheet1.D11:Sheet1.D11</svg:desc>
                </draw:g>
              </table:table-cell>
              <table:table-cell office:value-type="float" office:value="4">
                <text:p>4</text:p>
                <draw:g>
                  <svg:desc>Sheet1.E11:Sheet1.J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Dell</text:p>
                <draw:g>
                  <svg:desc>Sheet1.D12:Sheet1.D12</svg:desc>
                </draw:g>
              </table:table-cell>
              <table:table-cell office:value-type="float" office:value="2">
                <text:p>2</text:p>
                <draw:g>
                  <svg:desc>Sheet1.E12:Sheet1.J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c838ef25c16710f8838b1faec480ebba495259d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